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5.99pt" svg:height="217.11pt" svg:x="283.52pt" svg:y="52.5pt">
            <loext:p draw:notify-on-update-of-ranges="Sheet1.A17:Sheet1.A17 Sheet1.A18:Sheet1.A19 Sheet1.B17:Sheet1.B17 Sheet1.B18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4.18pt" svg:height="216.09pt" svg:x="282.76pt" svg:y="268.75pt">
            <loext:p draw:notify-on-update-of-ranges="Sheet1.A23:Sheet1.A23 Sheet1.A24:Sheet1.A25 Sheet1.B23:Sheet1.B23 Sheet1.B24:Sheet1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1.86pt" svg:height="214.78pt" svg:x="667.45pt" svg:y="52.5pt">
            <loext:p draw:notify-on-update-of-ranges="Sheet1.A27:Sheet1.A27 Sheet1.A28:Sheet1.A29 Sheet1.B27:Sheet1.B27 Sheet1.B28:Sheet1.B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84.58pt" svg:height="216.31pt" svg:x="663.59pt" svg:y="264.81pt">
            <loext:p draw:notify-on-update-of-ranges="Sheet1.A31:Sheet1.A31 Sheet1.A32:Sheet1.A33 Sheet1.B31:Sheet1.B31 Sheet1.B32:Sheet1.B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M_Task3/0/0/0/1</text:p>
          </table:table-cell>
          <table:table-cell office:value-type="float" office:value="9676326" calcext:value-type="float">
            <text:p>9676326</text:p>
          </table:table-cell>
        </table:table-row>
        <table:table-row table:style-name="ro1">
          <table:table-cell office:value-type="string" calcext:value-type="string">
            <text:p>BM_Task3/1/0/0/1</text:p>
          </table:table-cell>
          <table:table-cell office:value-type="float" office:value="9896398" calcext:value-type="float">
            <text:p>9896398</text:p>
          </table:table-cell>
        </table:table-row>
        <table:table-row table:style-name="ro1">
          <table:table-cell office:value-type="string" calcext:value-type="string">
            <text:p>BM_Task3/0/1/0/1</text:p>
          </table:table-cell>
          <table:table-cell office:value-type="float" office:value="9584995" calcext:value-type="float">
            <text:p>9584995</text:p>
          </table:table-cell>
        </table:table-row>
        <table:table-row table:style-name="ro1">
          <table:table-cell office:value-type="string" calcext:value-type="string">
            <text:p>BM_Task3/1/1/0/1</text:p>
          </table:table-cell>
          <table:table-cell office:value-type="float" office:value="10607781" calcext:value-type="float">
            <text:p>10607781</text:p>
          </table:table-cell>
        </table:table-row>
        <table:table-row table:style-name="ro1">
          <table:table-cell office:value-type="string" calcext:value-type="string">
            <text:p>BM_Task3/0/0/1/1</text:p>
          </table:table-cell>
          <table:table-cell office:value-type="float" office:value="99960" calcext:value-type="float">
            <text:p>99960</text:p>
          </table:table-cell>
        </table:table-row>
        <table:table-row table:style-name="ro1">
          <table:table-cell office:value-type="string" calcext:value-type="string">
            <text:p>BM_Task3/1/0/1/1</text:p>
          </table:table-cell>
          <table:table-cell office:value-type="float" office:value="104100" calcext:value-type="float">
            <text:p>104100</text:p>
          </table:table-cell>
        </table:table-row>
        <table:table-row table:style-name="ro1">
          <table:table-cell office:value-type="string" calcext:value-type="string">
            <text:p>BM_Task3/0/1/1/1</text:p>
          </table:table-cell>
          <table:table-cell office:value-type="float" office:value="154227" calcext:value-type="float">
            <text:p>154227</text:p>
          </table:table-cell>
        </table:table-row>
        <table:table-row table:style-name="ro1">
          <table:table-cell office:value-type="string" calcext:value-type="string">
            <text:p>BM_Task3/1/1/1/1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Local-Local, Early Materialization</text:p>
          </table:table-cell>
          <table:table-cell office:value-type="string" calcext:value-type="string">
            <text:p>Measurements</text:p>
          </table:table-cell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154227" calcext:value-type="float">
            <text:p>154227</text:p>
          </table:table-cell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9584995" calcext:value-type="float">
            <text:p>958499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ocal-Remote, Early Materialization</text:p>
          </table:table-cell>
          <table:table-cell office:value-type="string" calcext:value-type="string">
            <text:p>Measurements</text:p>
          </table:table-cell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10607781" calcext:value-type="float">
            <text:p>106077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cal-Local, Late Materialization</text:p>
          </table:table-cell>
          <table:table-cell/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99960" calcext:value-type="float">
            <text:p>99960</text:p>
          </table:table-cell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9676326" calcext:value-type="float">
            <text:p>96763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cal-Remote, Late Materialization</text:p>
          </table:table-cell>
          <table:table-cell/>
        </table:table-row>
        <table:table-row table:style-name="ro1">
          <table:table-cell office:value-type="string" calcext:value-type="string">
            <text:p>Early Selection</text:p>
          </table:table-cell>
          <table:table-cell office:value-type="float" office:value="104100" calcext:value-type="float">
            <text:p>104100</text:p>
          </table:table-cell>
        </table:table-row>
        <table:table-row table:style-name="ro1">
          <table:table-cell office:value-type="string" calcext:value-type="string">
            <text:p>Late Selection</text:p>
          </table:table-cell>
          <table:table-cell office:value-type="float" office:value="9896398" calcext:value-type="float">
            <text:p>9896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3:57:33.197856013</meta:creation-date>
    <dc:date>2017-07-13T00:23:50.216810315</dc:date>
    <meta:editing-duration>PT4M14S</meta:editing-duration>
    <meta:editing-cycles>2</meta:editing-cycles>
    <meta:generator>LibreOffice/5.1.6.2$Linux_X86_64 LibreOffice_project/10m0$Build-2</meta:generator>
    <meta:document-statistic meta:table-count="1" meta:cell-count="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18cm" svg:height="7.66cm" xlink:href=".." xlink:type="simple" chart:class="chart:bar" chart:style-name="ch1">
        <chart:title svg:x="3.432cm" svg:y="0.289cm" chart:style-name="ch2">
          <text:p>Local-Local, Early Materialization</text:p>
        </chart:title>
        <chart:plot-area chart:style-name="ch3" table:cell-range-address="Sheet1.A17:Sheet1.B19" chart:data-source-has-labels="both" svg:x="0.272cm" svg:y="1.221cm" svg:width="13.074cm" svg:height="6.286cm">
          <chartooo:coordinate-region svg:x="1.995cm" svg:y="1.221cm" svg:width="11.341cm" svg:height="5.639cm"/>
          <chart:axis chart:dimension="x" chart:name="primary-x" chart:style-name="ch4" chartooo:axis-type="auto">
            <chartooo:date-scale/>
            <chart:categories table:cell-range-address="Sheet1.A18:Sheet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19" chart:label-cell-address="Sheet1.B17:Sheet1.B17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s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18:Sheet1.A19</svg:desc>
                </draw:g>
              </table:table-cell>
              <table:table-cell office:value-type="float" office:value="154227">
                <text:p>154227</text:p>
                <draw:g>
                  <svg:desc>Sheet1.B18:Sheet1.B19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9584995">
                <text:p>9584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54cm" svg:height="7.624cm" xlink:href=".." xlink:type="simple" chart:class="chart:bar" chart:style-name="ch1">
        <chart:title svg:x="3.162cm" svg:y="0.288cm" chart:style-name="ch2">
          <text:p>Local-Remote, Early Materialization</text:p>
        </chart:title>
        <chart:plot-area chart:style-name="ch3" table:cell-range-address="Sheet1.A23:Sheet1.B25" chart:data-source-has-labels="both" svg:x="0.271cm" svg:y="1.219cm" svg:width="13.012cm" svg:height="6.253cm">
          <chartooo:coordinate-region svg:x="1.989cm" svg:y="1.219cm" svg:width="11.279cm" svg:height="5.606cm"/>
          <chart:axis chart:dimension="x" chart:name="primary-x" chart:style-name="ch4" chartooo:axis-type="auto">
            <chartooo:date-scale/>
            <chart:categories table:cell-range-address="Sheet1.A24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4:Sheet1.B25" chart:label-cell-address="Sheet1.B23:Sheet1.B2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s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24:Sheet1.A25</svg:desc>
                </draw:g>
              </table:table-cell>
              <table:table-cell office:value-type="float" office:value="152866">
                <text:p>152866</text:p>
                <draw:g>
                  <svg:desc>Sheet1.B24:Sheet1.B25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10607781">
                <text:p>10607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2cm" svg:height="7.578cm" xlink:href=".." xlink:type="simple" chart:class="chart:bar" chart:style-name="ch1">
        <chart:title svg:x="3.451cm" svg:y="0.287cm" chart:style-name="ch2">
          <text:p>Local-Local, Late Materialization</text:p>
        </chart:title>
        <chart:plot-area chart:style-name="ch3" table:cell-range-address="Sheet1.A27:Sheet1.B29" chart:data-source-has-labels="both" svg:x="0.269cm" svg:y="1.217cm" svg:width="12.934cm" svg:height="6.21cm">
          <chartooo:coordinate-region svg:x="1.98cm" svg:y="1.217cm" svg:width="11.201cm" svg:height="5.563cm"/>
          <chart:axis chart:dimension="x" chart:name="primary-x" chart:style-name="ch4" chartooo:axis-type="auto">
            <chartooo:date-scale/>
            <chart:categories table:cell-range-address="Sheet1.A28:Sheet1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29" chart:label-cell-address="Sheet1.B27:Sheet1.B27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7:Sheet1.B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28:Sheet1.A29</svg:desc>
                </draw:g>
              </table:table-cell>
              <table:table-cell office:value-type="float" office:value="99960">
                <text:p>99960</text:p>
                <draw:g>
                  <svg:desc>Sheet1.B28:Sheet1.B29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9676326">
                <text:p>96763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68cm" svg:height="7.632cm" xlink:href=".." xlink:type="simple" chart:class="chart:bar" chart:style-name="ch1">
        <chart:title svg:x="3.261cm" svg:y="0.288cm" chart:style-name="ch2">
          <text:p>Local-Remote, Late Materialization</text:p>
        </chart:title>
        <chart:plot-area chart:style-name="ch3" table:cell-range-address="Sheet1.A31:Sheet1.B33" chart:data-source-has-labels="both" svg:x="0.271cm" svg:y="1.219cm" svg:width="13.026cm" svg:height="6.261cm">
          <chartooo:coordinate-region svg:x="1.99cm" svg:y="1.219cm" svg:width="11.293cm" svg:height="5.614cm"/>
          <chart:axis chart:dimension="x" chart:name="primary-x" chart:style-name="ch4" chartooo:axis-type="auto">
            <chartooo:date-scale/>
            <chart:categories table:cell-range-address="Sheet1.A32:Sheet1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2:Sheet1.B33" chart:label-cell-address="Sheet1.B31:Sheet1.B3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1:Sheet1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rly Selection</text:p>
                <draw:g>
                  <svg:desc>Sheet1.A32:Sheet1.A33</svg:desc>
                </draw:g>
              </table:table-cell>
              <table:table-cell office:value-type="float" office:value="104100">
                <text:p>104100</text:p>
                <draw:g>
                  <svg:desc>Sheet1.B32:Sheet1.B33</svg:desc>
                </draw:g>
              </table:table-cell>
            </table:table-row>
            <table:table-row>
              <table:table-cell office:value-type="string">
                <text:p>Late Selection</text:p>
              </table:table-cell>
              <table:table-cell office:value-type="float" office:value="9896398">
                <text:p>98963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